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'Libre Franklin'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4c4d4e" style:font-name="Roboto" fo:font-size="18pt" fo:letter-spacing="normal" fo:font-style="normal" fo:font-weight="normal" officeooo:rsid="00389316" officeooo:paragraph-rsid="00389316"/>
    </style:style>
    <style:style style:name="P2" style:family="paragraph" style:parent-style-name="Standard">
      <style:text-properties officeooo:rsid="00368068" officeooo:paragraph-rsid="00368068"/>
    </style:style>
    <style:style style:name="P3" style:family="paragraph" style:parent-style-name="Standard">
      <style:text-properties officeooo:paragraph-rsid="00368068"/>
    </style:style>
    <style:style style:name="P4" style:family="paragraph" style:parent-style-name="Standard">
      <style:text-properties officeooo:rsid="00384c22" officeooo:paragraph-rsid="00384c22"/>
    </style:style>
    <style:style style:name="P5" style:family="paragraph" style:parent-style-name="Standard">
      <style:text-properties officeooo:rsid="00389316" officeooo:paragraph-rsid="00389316"/>
    </style:style>
    <style:style style:name="P6" style:family="paragraph" style:parent-style-name="Standard">
      <style:text-properties officeooo:rsid="0039524b" officeooo:paragraph-rsid="0039524b"/>
    </style:style>
    <style:style style:name="P7" style:family="paragraph" style:parent-style-name="Standard">
      <style:text-properties officeooo:rsid="003a00fe" officeooo:paragraph-rsid="003a00fe"/>
    </style:style>
    <style:style style:name="P8" style:family="paragraph" style:parent-style-name="Standard">
      <style:text-properties officeooo:rsid="003a8256" officeooo:paragraph-rsid="003a8256"/>
    </style:style>
    <style:style style:name="T1" style:family="text">
      <style:text-properties officeooo:rsid="00368068"/>
    </style:style>
    <style:style style:name="T2" style:family="text">
      <style:text-properties officeooo:rsid="003952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***</text:span>자바</text:p>
      <text:p text:style-name="P2"/>
      <text:p text:style-name="P2">1) 절차형 언어</text:p>
      <text:p text:style-name="P2">2) 객체지향 언어 Object oriented language OOL</text:p>
      <text:p text:style-name="P2"><text:tab/>사물을 중심으로 진행</text:p>
      <text:p text:style-name="P3"><text:span text:style-name="T1"><text:tab/><text:tab/>Object oriented programming OOP</text:span></text:p>
      <text:p text:style-name="P3"/>
      <text:p text:style-name="P4">프로그래밍 언어</text:p>
      <text:p text:style-name="P4">BCPL<text:tab/><text:tab/>-&gt;<text:tab/>B<text:tab/>-&gt;<text:tab/>C<text:tab/>-&gt;<text:tab/>c++<text:tab/>-&gt;<text:tab/>Java</text:p>
      <text:p text:style-name="P4"><text:tab/><text:tab/><text:tab/><text:tab/> <text:s/>(데니스 리치)<text:tab/> (bjarne stroustrop) (gosling 외 4명)</text:p>
      <text:p text:style-name="P5">ms에서 만든</text:p>
      <text:p text:style-name="P5">C#(java랑 비슷)</text:p>
      <text:p text:style-name="P5"/>
      <text:p text:style-name="P5"><text:span text:style-name="T2">***</text:span>이클립스<text:span text:style-name="T2"> 설치</text:span></text:p>
      <text:h text:style-name="P1" text:outline-level="1">Eclipse IDE Photon R Packages</text:h>
      <text:p text:style-name="P5">이게<text:span text:style-name="T2"> GUI도 된다고 함</text:span></text:p>
      <text:p text:style-name="P5"/>
      <text:p text:style-name="P5">이클립스<text:span text:style-name="T2"> 외에도 인텔리제이 있음</text:span></text:p>
      <text:p text:style-name="P5"/>
      <text:p text:style-name="P5"/>
      <text:p text:style-name="P6">***구조</text:p>
      <text:p text:style-name="P6">project</text:p>
      <text:p text:style-name="P6"><text:tab/>java structure</text:p>
      <text:p text:style-name="P6"><text:tab/>(pakage)</text:p>
      <text:p text:style-name="P6"><text:tab/>class <text:s/>interface ...</text:p>
      <text:p text:style-name="P6"><text:tab/><text:tab/> <text:s/>member</text:p>
      <text:p text:style-name="P6"><text:tab/><text:tab/><text:tab/>-속성</text:p>
      <text:p text:style-name="P6"><text:tab/><text:tab/><text:tab/>-메소드</text:p>
      <text:p text:style-name="P6"/>
      <text:p text:style-name="P6">자바는 클래스가 주</text:p>
      <text:p text:style-name="P6">class</text:p>
      <text:p text:style-name="P6"><text:tab/>-내장클래스: 갖다 쓰기만 하면됨</text:p>
      <text:p text:style-name="P6"><text:tab/>-사용자 정의 클래스</text:p>
      <text:p text:style-name="P6"/>
      <text:p text:style-name="P6"/>
      <text:p text:style-name="P7">***casing 대소문자</text:p>
      <text:p text:style-name="P7">1) pascal casing ==&gt; HelloWorld 보통 프로젝트명에 사용</text:p>
      <text:p text:style-name="P7">2) camel casing ==&gt; helloWorld 멤버에 사용</text:p>
      <text:p text:style-name="P7">3) snake casing ==&gt; hello_world 자바에선 사용하지 않음</text:p>
      <text:p text:style-name="P7"/>
      <text:p text:style-name="P7"/>
      <text:p text:style-name="P8">***JRE System Library</text:p>
      <text:p text:style-name="P8">jre파일들이 있음 .class의 집합</text:p>
      <text:p text:style-name="P8">rt.jar에서 클래스들 볼 수 있음</text:p>
      <text:p text:style-name="P8">중복을 방지하기 위해 url 거꾸로 한 이름을 채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'Libre Franklin'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나눔고딕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나눔고딕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나눔고딕" style:font-family-asian="나눔고딕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8T19:44:39.764000000</meta:creation-date>
    <meta:editing-duration>PT38M38S</meta:editing-duration>
    <meta:editing-cycles>2</meta:editing-cycles>
    <meta:generator>LibreOffice/6.4.5.2$Windows_X86_64 LibreOffice_project/a726b36747cf2001e06b58ad5db1aa3a9a1872d6</meta:generator>
    <dc:date>2020-10-28T21:55:09.430000000</dc:date>
    <meta:document-statistic meta:table-count="0" meta:image-count="0" meta:object-count="0" meta:page-count="1" meta:paragraph-count="34" meta:word-count="247" meta:character-count="629" meta:non-whitespace-character-count="514"/>
  </office:meta>
</office:document-meta>
</file>